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Normal">1) Названия событий сгенерированы автоматически, однако интуитивно понятны.</text:p>
        <text:p text:style-name="Normal">2) Файлы плохо структурированы ( все находятся в одной папке)</text:p>
        <text:p text:style-name="Normal">3) Присутствуют неосмысленно названные переменные ( zzz в Monkey.cpp, kkk ).</text:p>
        <text:p text:style-name="Normal">4) В классах описаны методы get и set. Обращение к свойствам класса происходит через эти методы, а сами свойства имеют модификатор доступа protected. Это хорошо, потому что не соблюдает инкапсуляцию.</text:p>
        <text:p text:style-name="Normal">5) Код плохо прокомментирован (в основном присутствуют автоматически сгенерированные комментарии), что затрудняет в нем ориентирование по коду.</text:p>
        <text:p text:style-name="Normal">6) Нет глобальных переменных.</text:p>
        <text:p text:style-name="Normal">7) Переменные названы однотипно, что упрощает понимание кода (button_ok, button_cancel).</text:p>
        <text:p text:style-name="Normal">8) Диаграмма классов соответствует коду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>
      <style:paragraph-properties style:writing-mode="lr"/>
      <style:text-properties style:font-name="Liberation Serif" fo:font-size="12pt" fo:language="ru" fo:country="RU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Anton </meta:initial-creator>
    <dc:creator>Anton </dc:creator>
    <meta:creation-date>2013-10-02T23:50:06</meta:creation-date>
    <dc:date>2013-10-03T01:07:43</dc:date>
  </office:meta>
</office:document-meta>
</file>